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BA00000092CD81AF38264D8280.jpg" manifest:media-type="image/jpeg"/>
  <manifest:file-entry manifest:full-path="Pictures/1000020100000084000000285C0A072EE6DD8A14.png" manifest:media-type="image/png"/>
  <manifest:file-entry manifest:full-path="Pictures/10000201000002E5000000E1E84115E4085D7B52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Georgia" svg:font-family="Georgia"/>
    <style:font-face style:name="Open Sans" svg:font-family="'Open Sans'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2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/>
    </style:style>
    <style:style style:name="pr3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4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ONLY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/>
    </style:style>
    <style:style style:name="pr6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7" style:family="presentation" style:parent-style-name="TITLE_5f_ONL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/>
    </style:style>
    <style:style style:name="pr9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10.798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CUSTOM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27" style:family="presentation" style:parent-style-name="CUSTOM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style:paragraph-properties fo:margin-left="0cm" fo:margin-right="0cm" fo:margin-top="0cm" fo:margin-bottom="0cm" fo:line-height="105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1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1.27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 style:font-independent-line-spacing="true"/>
      <style:text-properties fo:font-size="22pt"/>
    </style:style>
    <style:style style:name="P16" style:family="paragraph">
      <style:paragraph-properties fo:margin-left="0cm" fo:margin-right="0cm" fo:margin-top="0.706cm" fo:margin-bottom="0cm" fo:line-height="114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49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776cm" fo:margin-bottom="0cm" fo:line-height="114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2388db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Open Sans" fo:font-size="30pt" fo:letter-spacing="normal" fo:font-style="normal" style:text-underline-style="none" fo:font-weight="normal" style:font-name-asian="Open Sans" style:font-size-asian="30pt" style:font-style-asian="normal" style:font-weight-asian="normal" style:font-name-complex="Open Sans" style:font-size-complex="30pt" style:font-style-complex="normal" style:font-weight-complex="normal"/>
    </style:style>
    <style:style style:name="T3" style:family="text">
      <style:text-properties fo:font-variant="normal" fo:text-transform="none" fo:color="#999999" style:text-line-through-style="none" style:text-line-through-type="none" style:text-position="0% 100%" style:font-name="Open Sans" fo:font-size="24pt" fo:letter-spacing="normal" fo:font-style="normal" style:text-underline-style="none" fo:font-weight="normal" style:font-name-asian="Open Sans" style:font-size-asian="24pt" style:font-style-asian="normal" style:font-weight-asian="normal" style:font-name-complex="Open Sans" style:font-size-complex="24pt" style:font-style-complex="normal" style:font-weight-complex="normal"/>
    </style:style>
    <style:style style:name="T4" style:family="text">
      <style:text-properties fo:font-variant="normal" fo:text-transform="none" fo:color="#276fa0" style:text-line-through-style="none" style:text-line-through-type="none" style:text-position="0% 100%" style:font-name="Open Sans" fo:font-size="30pt" fo:letter-spacing="normal" fo:font-style="normal" style:text-underline-style="none" fo:font-weight="bold" style:font-name-asian="Open Sans" style:font-size-asian="30pt" style:font-style-asian="normal" style:font-weight-asian="bold" style:font-name-complex="Open Sans" style:font-size-complex="30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1pt" fo:letter-spacing="normal" fo:font-style="normal" style:text-underline-style="none" fo:font-weight="normal" style:font-name-asian="Arial" style:font-size-asian="21pt" style:font-style-asian="normal" style:font-weight-asian="normal" style:font-name-complex="Arial" style:font-size-complex="21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1pt" fo:letter-spacing="normal" fo:font-style="normal" style:text-underline-style="none" fo:font-weight="bold" style:font-name-asian="Arial" style:font-size-asian="21pt" style:font-style-asian="normal" style:font-weight-asian="bold" style:font-name-complex="Arial" style:font-size-complex="21pt" style:font-style-complex="normal" style:font-weight-complex="bold"/>
    </style:style>
    <style:style style:name="T7" style:family="text">
      <style:text-properties fo:font-variant="normal" fo:text-transform="none" fo:color="#185da2" style:text-line-through-style="none" style:text-line-through-type="none" style:text-position="0% 100%" style:font-name="Arial" fo:font-size="21pt" fo:letter-spacing="normal" fo:font-style="normal" style:text-underline-style="solid" style:text-underline-width="auto" style:text-underline-color="font-color" fo:font-weight="normal" style:font-name-asian="Arial" style:font-size-asian="21pt" style:font-style-asian="normal" style:font-weight-asian="normal" style:font-name-complex="Arial" style:font-size-complex="21pt" style:font-style-complex="normal" style:font-weight-complex="normal"/>
    </style:style>
    <style:style style:name="T8" style:family="text">
      <style:text-properties fo:font-variant="normal" fo:text-transform="none" fo:color="#e5e2e2" style:text-line-through-style="none" style:text-line-through-type="none" style:text-position="0% 100%" style:font-name="Georgia" fo:font-size="22pt" fo:letter-spacing="normal" fo:font-style="normal" style:text-underline-style="none" fo:font-weight="bold" style:font-name-asian="Georgia" style:font-size-asian="22pt" style:font-style-asian="normal" style:font-weight-asian="bold" style:font-name-complex="Georgia" style:font-size-complex="22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9pt" fo:letter-spacing="normal" fo:font-style="normal" style:text-underline-style="none" fo:font-weight="normal" style:font-name-asian="Arial" style:font-size-asian="19pt" style:font-style-asian="normal" style:font-weight-asian="normal" style:font-name-complex="Arial" style:font-size-complex="19pt" style:font-style-complex="normal" style:font-weight-complex="normal"/>
    </style:style>
    <style:style style:name="T11" style:family="text">
      <style:text-properties fo:font-variant="normal" fo:text-transform="none" fo:color="#185da2" style:text-line-through-style="none" style:text-line-through-type="none" style:text-position="0% 100%" style:font-name="Roboto" fo:font-size="15pt" fo:letter-spacing="normal" fo:font-style="normal" style:text-underline-style="solid" style:text-underline-width="auto" style:text-underline-color="font-color" fo:font-weight="normal" style:font-name-asian="Roboto" style:font-size-asian="15pt" style:font-style-asian="normal" style:font-weight-asian="normal" style:font-name-complex="Roboto" style:font-size-complex="15pt" style:font-style-complex="normal" style:font-weight-complex="normal"/>
    </style:style>
    <style:style style:name="T12" style:family="text">
      <style:text-properties fo:font-variant="normal" fo:text-transform="none" fo:color="#444444" style:text-line-through-style="none" style:text-line-through-type="none" style:text-position="0% 100%" style:font-name="Roboto" fo:font-size="15pt" fo:letter-spacing="normal" fo:font-style="normal" style:text-underline-style="none" fo:font-weight="normal" style:font-name-asian="Roboto" style:font-size-asian="15pt" style:font-style-asian="normal" style:font-weight-asian="normal" style:font-name-complex="Roboto" style:font-size-complex="15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14" style:family="text">
      <style:text-properties fo:font-variant="normal" fo:text-transform="none" fo:color="#444444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Open Sans" fo:font-size="22pt" fo:letter-spacing="normal" fo:font-style="normal" style:text-underline-style="none" fo:font-weight="normal" style:font-name-asian="Open Sans" style:font-size-asian="22pt" style:font-style-asian="normal" style:font-weight-asian="normal" style:font-name-complex="Open Sans" style:font-size-complex="2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Open Sans" fo:font-size="21pt" fo:letter-spacing="normal" fo:font-style="normal" style:text-underline-style="none" fo:font-weight="normal" style:font-name-asian="Open Sans" style:font-size-asian="21pt" style:font-style-asian="normal" style:font-weight-asian="normal" style:font-name-complex="Open Sans" style:font-size-complex="21pt" style:font-style-complex="normal" style:font-weight-complex="normal"/>
    </style:style>
    <style:style style:name="T17" style:family="text">
      <style:text-properties fo:font-variant="normal" fo:text-transform="none" fo:color="#333333" style:text-line-through-style="none" style:text-line-through-type="none" style:text-position="0% 100%" style:font-name="Roboto" fo:font-size="23pt" fo:letter-spacing="normal" fo:font-style="normal" style:text-underline-style="none" fo:font-weight="normal" style:font-name-asian="Roboto" style:font-size-asian="23pt" style:font-style-asian="normal" style:font-weight-asian="normal" style:font-name-complex="Roboto" style:font-size-complex="23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Open Sans" fo:font-size="17pt" fo:letter-spacing="normal" fo:font-style="normal" style:text-underline-style="none" fo:font-weight="normal" style:font-name-asian="Open Sans" style:font-size-asian="17pt" style:font-style-asian="normal" style:font-weight-asian="normal" style:font-name-complex="Open Sans" style:font-size-complex="17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Open Sans" fo:font-size="20pt" fo:letter-spacing="normal" fo:font-style="normal" style:text-underline-style="none" fo:font-weight="normal" style:font-name-asian="Open Sans" style:font-size-asian="20pt" style:font-style-asian="normal" style:font-weight-asian="normal" style:font-name-complex="Open Sans" style:font-size-complex="20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Open Sans" fo:font-size="22pt" fo:letter-spacing="normal" fo:font-style="normal" style:text-underline-style="none" fo:font-weight="bold" style:font-name-asian="Open Sans" style:font-size-asian="22pt" style:font-style-asian="normal" style:font-weight-asian="bold" style:font-name-complex="Open Sans" style:font-size-complex="22pt" style:font-style-complex="normal" style:font-weight-complex="bold"/>
    </style:style>
    <style:style style:name="T22" style:family="text">
      <style:text-properties fo:font-variant="normal" fo:text-transform="none" fo:color="#185da2" style:text-line-through-style="none" style:text-line-through-type="none" style:text-position="0% 100%" style:font-name="Open Sans" fo:font-size="22pt" fo:letter-spacing="normal" fo:font-style="normal" style:text-underline-style="solid" style:text-underline-width="auto" style:text-underline-color="font-color" fo:font-weight="normal" style:font-name-asian="Open Sans" style:font-size-asian="22pt" style:font-style-asian="normal" style:font-weight-asian="normal" style:font-name-complex="Open Sans" style:font-size-complex="2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9999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276fa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266cm" text:min-label-width="1.004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389cm" text:min-label-width="0.881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00a8e5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3;p12" presentation:style-name="pr1" draw:text-style-name="P2" draw:layer="layout" svg:width="1.523cm" svg:height="1.457cm" svg:x="23.769cm" svg:y="17.592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Google Shape;64;p12" presentation:style-name="pr2" draw:text-style-name="P4" draw:layer="layout" svg:width="21.589cm" svg:height="1.939cm" svg:x="1.905cm" svg:y="10.377cm" presentation:class="title" presentation:user-transformed="true">
          <draw:text-box>
            <text:p text:style-name="P3"><text:span text:style-name="T2">Lection 4</text:span></text:p>
          </draw:text-box>
        </draw:frame>
        <draw:frame draw:name="Google Shape;65;p12" presentation:style-name="pr3" draw:text-style-name="P6" draw:layer="layout" svg:width="21.589cm" svg:height="2.867cm" svg:x="1.905cm" svg:y="12.652cm" presentation:class="subtitle" presentation:user-transformed="true">
          <draw:text-box>
            <text:p text:style-name="P5"><text:span text:style-name="T3">HTML CSS best practices, Pre-processor operations, Layout</text:span></text:p>
          </draw:text-box>
        </draw:frame>
        <presentation:notes draw:style-name="dp2">
          <draw:page-thumbnail draw:name="Google Shape;60;p:notes" draw:style-name="gr1" draw:layer="layout" svg:width="12.7cm" svg:height="9.524cm" svg:x="3.176cm" svg:y="1.905cm" draw:page-number="1" presentation:class="page"/>
          <draw:frame draw:name="Google Shape;61;p:notes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mon HTML and CSS suggestions " draw:style-name="dp1" draw:master-page-name="TITLE_5f_ONLY" presentation:presentation-page-layout-name="AL2T19">
        <draw:frame draw:name="Google Shape;70;p13" presentation:style-name="pr5" draw:text-style-name="P4" draw:layer="layout" svg:width="22.859cm" svg:height="2.241cm" svg:x="1.27cm" svg:y="0.763cm" presentation:class="title" presentation:user-transformed="true">
          <draw:text-box>
            <text:p text:style-name="P5"><text:span text:style-name="T4">Common HTML and CSS suggestions </text:span></text:p>
          </draw:text-box>
        </draw:frame>
        <draw:frame draw:name="Google Shape;71;p13" presentation:style-name="pr6" draw:text-style-name="P2" draw:layer="layout" svg:width="1.523cm" svg:height="1.457cm" svg:x="23.346cm" svg:y="17.38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custom-shape draw:name="Google Shape;72;p13" draw:style-name="gr2" draw:text-style-name="P10" draw:layer="layout" svg:width="22.075cm" svg:height="10.968cm" svg:x="1.27cm" svg:y="4.279cm">
          <text:list text:style-name="L5">
            <text:list-item>
              <text:p text:style-name="P8"><text:span text:style-name="T5">Avoid Inline Style</text:span></text:p>
            </text:list-item>
            <text:list-item>
              <text:p text:style-name="P8"><text:span text:style-name="T5">Always add an </text:span><text:span text:style-name="T6">alt</text:span><text:span text:style-name="T5"> tag to images</text:span></text:p>
            </text:list-item>
            <text:list-item>
              <text:p text:style-name="P8"><text:span text:style-name="T5">Avoid formatting the text yourself</text:span></text:p>
            </text:list-item>
            <text:list-item>
              <text:p text:style-name="P8"><text:span text:style-name="T5">Use appropriate containers tags</text:span></text:p>
            </text:list-item>
            <text:list-item>
              <text:p text:style-name="P8"><text:span text:style-name="T5">Try to use semantic elements - </text:span><text:span text:style-name="T7"><text:a xlink:href="https://developer.mozilla.org/en-US/docs/Glossary/Semantics" xlink:type="simple">https://developer.mozilla.org/en-US/docs/Glossary/Semantics</text:a></text:span></text:p>
            </text:list-item>
            <text:list-item>
              <text:p text:style-name="P8"><text:span text:style-name="T5">Always close or self-close the tags</text:span></text:p>
            </text:list-item>
            <text:list-item>
              <text:p text:style-name="P8"><text:span text:style-name="T5">Always specify the DOCTYPE</text:span></text:p>
            </text:list-item>
            <text:list-item>
              <text:p text:style-name="P8"><text:span text:style-name="T5">Avoid <text:s/></text:span><text:span text:style-name="T7"><text:a xlink:href="https://developer.mozilla.org/en-US/docs/Web/HTML/Element/s" xlink:type="simple">&lt;s/&gt;</text:a></text:span><text:span text:style-name="T5">, </text:span><text:span text:style-name="T7"><text:a xlink:href="https://developer.mozilla.org/en-US/docs/Web/HTML/Element/i" xlink:type="simple">&lt;i/&gt;</text:a></text:span><text:span text:style-name="T5">, </text:span><text:span text:style-name="T7"><text:a xlink:href="https://developer.mozilla.org/en-US/docs/Web/HTML/Element/b" xlink:type="simple">&lt;b/&gt;</text:a></text:span><text:span text:style-name="T5"><text:s/>and </text:span><text:span text:style-name="T7"><text:a xlink:href="https://developer.mozilla.org/en-US/docs/Web/HTML/Element/u" xlink:type="simple">&lt;u/&gt;</text:a></text:span></text:p>
            </text:list-item>
            <text:list-item>
              <text:p text:style-name="P8"><text:span text:style-name="T5">Don’t put block tags inside inline tags</text:span></text:p>
            </text:list-item>
          </text:list>
          <text:list text:style-name="L6">
            <text:list-item>
              <text:p text:style-name="P9"><text:span text:style-name="T8"> </text:span><text:span text:style-name="T5">Comments</text:span></text:p>
            </text:list-item>
          </text:list>
          <text:p text:style-name="P8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7;g11e87a55c03_0_2:notes" draw:style-name="gr1" draw:layer="layout" svg:width="12.7cm" svg:height="9.524cm" svg:x="3.176cm" svg:y="1.905cm" draw:page-number="2" presentation:class="page"/>
          <draw:frame draw:name="Google Shape;68;g11e87a55c03_0_2:notes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EM" draw:style-name="dp1" draw:master-page-name="TITLE_5f_AND_5f_BODY" presentation:presentation-page-layout-name="AL3T1">
        <draw:frame draw:name="Google Shape;77;p14" presentation:style-name="pr8" draw:text-style-name="P4" draw:layer="layout" svg:width="22.859cm" svg:height="2.029cm" svg:x="1.27cm" svg:y="0.975cm" presentation:class="title" presentation:user-transformed="true">
          <draw:text-box>
            <text:p text:style-name="P5"><text:span text:style-name="T4">BEM</text:span></text:p>
          </draw:text-box>
        </draw:frame>
        <draw:frame draw:name="Google Shape;78;p14" presentation:style-name="pr9" draw:text-style-name="P2" draw:layer="layout" svg:width="1.523cm" svg:height="1.457cm" svg:x="23.184cm" svg:y="17.186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custom-shape draw:name="Google Shape;79;p14" draw:style-name="gr2" draw:text-style-name="P10" draw:layer="layout" svg:width="20.418cm" svg:height="5.811cm" svg:x="1.86cm" svg:y="4.279cm">
          <text:p text:style-name="P11"><text:span text:style-name="T10">BEM (Block, Element, Modifier) is a component-based approach to web development.</text:span></text:p>
          <text:p text:style-name="P11"><text:span text:style-name="T11"><text:a xlink:href="https://en.bem.info/methodology/quick-start/#introduction" xlink:type="simple">https://en.bem.info/methodology/quick-start/#introduction</text:a></text:span></text:p>
          <text:p text:style-name="P11"><text:span text:style-name="T12"/></text:p>
          <text:p text:style-name="P12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4;g115d017d2bf_0_15:notes" draw:style-name="gr1" draw:layer="layout" svg:width="12.7cm" svg:height="9.524cm" svg:x="3.176cm" svg:y="1.905cm" draw:page-number="3" presentation:class="page"/>
          <draw:frame draw:name="Google Shape;75;g115d017d2bf_0_15:notes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lock" draw:style-name="dp1" draw:master-page-name="TITLE_5f_AND_5f_BODY" presentation:presentation-page-layout-name="AL3T1">
        <draw:frame draw:name="Google Shape;84;p15" presentation:style-name="pr8" draw:text-style-name="P4" draw:layer="layout" svg:width="22.859cm" svg:height="2.029cm" svg:x="1.27cm" svg:y="0.975cm" presentation:class="title" presentation:user-transformed="true">
          <draw:text-box>
            <text:p text:style-name="P5"><text:span text:style-name="T4">Block</text:span></text:p>
          </draw:text-box>
        </draw:frame>
        <draw:frame draw:name="Google Shape;85;p15" presentation:style-name="pr9" draw:text-style-name="P2" draw:layer="layout" svg:width="1.523cm" svg:height="1.457cm" svg:x="23.184cm" svg:y="17.186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custom-shape draw:name="Google Shape;86;p15" draw:style-name="gr3" draw:text-style-name="P10" draw:layer="layout" svg:width="20.128cm" svg:height="1.197cm" svg:x="2.046cm" svg:y="4.018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;p15" draw:style-name="gr2" draw:text-style-name="P10" draw:layer="layout" svg:width="22.859cm" svg:height="5.756cm" svg:x="1.27cm" svg:y="3.423cm">
          <text:p text:style-name="P5"><text:span text:style-name="T13">&lt;!-- Correct. The `error` block is semantically meaningful --&gt;</text:span></text:p>
          <text:p text:style-name="P5"><text:span text:style-name="T13">&lt;div class="error"&gt;&lt;/div&gt;</text:span></text:p>
          <text:p text:style-name="P5"><text:span text:style-name="T13"/></text:p>
          <text:p text:style-name="P5"><text:span text:style-name="T13">&lt;!-- Incorrect. It describes the appearance --&gt;</text:span></text:p>
          <text:p text:style-name="P5"><text:span text:style-name="T13">&lt;div class="red-text"&gt;&lt;/div&gt;</text:span></text:p>
          <text:p text:style-name="P5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1;g115533ae80e_0_10:notes" draw:style-name="gr1" draw:layer="layout" svg:width="12.7cm" svg:height="9.524cm" svg:x="3.176cm" svg:y="1.905cm" draw:page-number="4" presentation:class="page"/>
          <draw:frame draw:name="Google Shape;82;g115533ae80e_0_10:notes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esting" draw:style-name="dp1" draw:master-page-name="TITLE_5f_AND_5f_BODY" presentation:presentation-page-layout-name="AL3T1">
        <draw:frame draw:name="Google Shape;92;p16" presentation:style-name="pr8" draw:text-style-name="P4" draw:layer="layout" svg:width="22.859cm" svg:height="2.029cm" svg:x="1.27cm" svg:y="0.975cm" presentation:class="title" presentation:user-transformed="true">
          <draw:text-box>
            <text:p text:style-name="P5"><text:span text:style-name="T4">Nesting</text:span></text:p>
          </draw:text-box>
        </draw:frame>
        <draw:frame draw:name="Google Shape;93;p16" presentation:style-name="pr12" draw:text-style-name="P15" draw:layer="layout" svg:width="22.859cm" svg:height="13.798cm" svg:x="1.27cm" svg:y="4.445cm" presentation:class="outline" presentation:user-transformed="true">
          <draw:text-box>
            <text:p text:style-name="P13"><text:span text:style-name="T15">&lt;!-- `header` block --&gt;</text:span></text:p>
            <text:p text:style-name="P13"><text:span text:style-name="T15">&lt;header class="header"&gt;</text:span></text:p>
            <text:p text:style-name="P13"><text:span text:style-name="T15"><text:s text:c="4"/></text:span><text:span text:style-name="T15">&lt;!-- Nested `logo` block --&gt;</text:span></text:p>
            <text:p text:style-name="P13"><text:span text:style-name="T15"><text:s text:c="4"/></text:span><text:span text:style-name="T15">&lt;div class="logo"&gt;&lt;/div&gt;</text:span></text:p>
            <text:p text:style-name="P13"><text:span text:style-name="T15"/></text:p>
            <text:p text:style-name="P13"><text:span text:style-name="T15"><text:s text:c="4"/></text:span><text:span text:style-name="T15">&lt;!-- Nested `search-form` block --&gt;</text:span></text:p>
            <text:p text:style-name="P13"><text:span text:style-name="T15"><text:s text:c="4"/></text:span><text:span text:style-name="T15">&lt;form class="search-form"&gt;&lt;/form&gt;</text:span></text:p>
            <text:p text:style-name="P13"><text:span text:style-name="T15">&lt;/header&gt;</text:span></text:p>
            <text:p text:style-name="P14"><text:span text:style-name="T15"/></text:p>
          </draw:text-box>
        </draw:frame>
        <draw:frame draw:name="Google Shape;94;p16" presentation:style-name="pr9" draw:text-style-name="P2" draw:layer="layout" svg:width="1.523cm" svg:height="1.457cm" svg:x="23.184cm" svg:y="17.186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Google Shape;89;g11d7d71b44d_0_6:notes" draw:style-name="gr1" draw:layer="layout" svg:width="12.7cm" svg:height="9.524cm" svg:x="3.176cm" svg:y="1.905cm" draw:page-number="5" presentation:class="page"/>
          <draw:frame draw:name="Google Shape;90;g11d7d71b44d_0_6:notes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lement" draw:style-name="dp1" draw:master-page-name="TITLE_5f_AND_5f_BODY" presentation:presentation-page-layout-name="AL3T1">
        <draw:frame draw:name="Google Shape;99;p17" presentation:style-name="pr8" draw:text-style-name="P4" draw:layer="layout" svg:width="22.859cm" svg:height="2.029cm" svg:x="1.27cm" svg:y="0.975cm" presentation:class="title" presentation:user-transformed="true">
          <draw:text-box>
            <text:p text:style-name="P5"><text:span text:style-name="T4">Element</text:span></text:p>
          </draw:text-box>
        </draw:frame>
        <draw:frame draw:name="Google Shape;100;p17" presentation:style-name="pr12" draw:text-style-name="P15" draw:layer="layout" svg:width="22.859cm" svg:height="13.798cm" svg:x="1.27cm" svg:y="4.445cm" presentation:class="outline" presentation:user-transformed="true">
          <draw:text-box>
            <text:p text:style-name="P13"><text:span text:style-name="T15">A composite part of a block that can't be used separately from it.</text:span></text:p>
            <text:p text:style-name="P13"><text:span text:style-name="T15">&lt;!-- `search-form` block --&gt;</text:span></text:p>
            <text:p text:style-name="P13"><text:span text:style-name="T15">&lt;form class="search-form"&gt;</text:span></text:p>
            <text:p text:style-name="P13"><text:span text:style-name="T15"><text:s text:c="4"/></text:span><text:span text:style-name="T15">&lt;!-- `input` element in the `search-form` block --&gt;</text:span></text:p>
            <text:p text:style-name="P13"><text:span text:style-name="T15"><text:s text:c="4"/></text:span><text:span text:style-name="T15">&lt;input class="search-form__input"&gt;</text:span></text:p>
            <text:p text:style-name="P13"><text:span text:style-name="T15"/></text:p>
            <text:p text:style-name="P13"><text:span text:style-name="T15"><text:s text:c="4"/></text:span><text:span text:style-name="T15">&lt;!-- `button` element in the `search-form` block --&gt;</text:span></text:p>
            <text:p text:style-name="P13"><text:span text:style-name="T15"><text:s text:c="4"/></text:span><text:span text:style-name="T15">&lt;button class="search-form__button"&gt;Search&lt;/button&gt;</text:span></text:p>
            <text:p text:style-name="P13"><text:span text:style-name="T15">&lt;/form&gt;</text:span></text:p>
            <text:p text:style-name="P13"><text:span text:style-name="T9"/></text:p>
          </draw:text-box>
        </draw:frame>
        <draw:frame draw:name="Google Shape;101;p17" presentation:style-name="pr9" draw:text-style-name="P2" draw:layer="layout" svg:width="1.523cm" svg:height="1.457cm" svg:x="23.184cm" svg:y="17.186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Google Shape;96;g11f11743dc8_0_4:notes" draw:style-name="gr1" draw:layer="layout" svg:width="12.7cm" svg:height="9.524cm" svg:x="3.176cm" svg:y="1.905cm" draw:page-number="6" presentation:class="page"/>
          <draw:frame draw:name="Google Shape;97;g11f11743dc8_0_4:notes" presentation:style-name="pr1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rrect Element Nesting" draw:style-name="dp1" draw:master-page-name="TITLE_5f_AND_5f_BODY" presentation:presentation-page-layout-name="AL3T1">
        <draw:frame draw:name="Google Shape;106;p18" presentation:style-name="pr8" draw:text-style-name="P4" draw:layer="layout" svg:width="22.859cm" svg:height="2.029cm" svg:x="1.27cm" svg:y="0.975cm" presentation:class="title" presentation:user-transformed="true">
          <draw:text-box>
            <text:p text:style-name="P5"><text:span text:style-name="T4">Correct Element Nesting</text:span></text:p>
          </draw:text-box>
        </draw:frame>
        <draw:frame draw:name="Google Shape;107;p18" presentation:style-name="pr12" draw:text-style-name="P15" draw:layer="layout" svg:width="22.859cm" svg:height="13.798cm" svg:x="1.27cm" svg:y="4.445cm" presentation:class="outline" presentation:user-transformed="true">
          <draw:text-box>
            <text:p text:style-name="P13"><text:span text:style-name="T16">&lt;!--</text:span></text:p>
            <text:p text:style-name="P13"><text:span text:style-name="T16"><text:s text:c="4"/></text:span><text:span text:style-name="T16">Correct. The structure of the full element name follows the pattern:</text:span></text:p>
            <text:p text:style-name="P13"><text:span text:style-name="T16"><text:s text:c="4"/></text:span><text:span text:style-name="T16">`block-name__element-name`</text:span></text:p>
            <text:p text:style-name="P13"><text:span text:style-name="T16">--&gt;</text:span></text:p>
            <text:p text:style-name="P13"><text:span text:style-name="T16">&lt;form class="search-form"&gt;</text:span></text:p>
            <text:p text:style-name="P13"><text:span text:style-name="T16"><text:s text:c="4"/></text:span><text:span text:style-name="T16">&lt;div class="search-form__content"&gt;</text:span></text:p>
            <text:p text:style-name="P13"><text:span text:style-name="T16"><text:s text:c="8"/></text:span><text:span text:style-name="T16">&lt;input class="search-form__input"&gt;</text:span></text:p>
            <text:p text:style-name="P13"><text:span text:style-name="T16"/></text:p>
            <text:p text:style-name="P13"><text:span text:style-name="T16"><text:s text:c="8"/></text:span><text:span text:style-name="T16">&lt;button class="search-form__button"&gt;Search&lt;/button&gt;</text:span></text:p>
            <text:p text:style-name="P13"><text:span text:style-name="T16"><text:s text:c="4"/></text:span><text:span text:style-name="T16">&lt;/div&gt;</text:span></text:p>
            <text:p text:style-name="P13"><text:span text:style-name="T16">&lt;/form&gt;</text:span></text:p>
            <text:p text:style-name="P13"><text:span text:style-name="T15"/></text:p>
            <text:p text:style-name="P14"><text:span text:style-name="T15"/></text:p>
            <text:p text:style-name="P13"><text:span text:style-name="T17"/></text:p>
            <text:p text:style-name="P13"><text:span text:style-name="T15"/></text:p>
          </draw:text-box>
        </draw:frame>
        <draw:frame draw:name="Google Shape;108;p18" presentation:style-name="pr9" draw:text-style-name="P2" draw:layer="layout" svg:width="1.523cm" svg:height="1.457cm" svg:x="23.184cm" svg:y="17.186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Google Shape;103;g11d7d71b44d_0_12:notes" draw:style-name="gr1" draw:layer="layout" svg:width="12.7cm" svg:height="9.524cm" svg:x="3.176cm" svg:y="1.905cm" draw:page-number="7" presentation:class="page"/>
          <draw:frame draw:name="Google Shape;104;g11d7d71b44d_0_12:notes" presentation:style-name="pr1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correct element nesting" draw:style-name="dp1" draw:master-page-name="TITLE_5f_AND_5f_BODY" presentation:presentation-page-layout-name="AL3T1">
        <draw:frame draw:name="Google Shape;113;p19" presentation:style-name="pr8" draw:text-style-name="P4" draw:layer="layout" svg:width="22.859cm" svg:height="2.029cm" svg:x="1.27cm" svg:y="0.975cm" presentation:class="title" presentation:user-transformed="true">
          <draw:text-box>
            <text:p text:style-name="P5"><text:span text:style-name="T4">Incorrect element nesting</text:span></text:p>
          </draw:text-box>
        </draw:frame>
        <draw:frame draw:name="Google Shape;114;p19" presentation:style-name="pr12" draw:text-style-name="P15" draw:layer="layout" svg:width="22.859cm" svg:height="13.798cm" svg:x="1.27cm" svg:y="4.445cm" presentation:class="outline" presentation:user-transformed="true">
          <draw:text-box>
            <text:p text:style-name="P13"><text:span text:style-name="T18">&lt;!--</text:span></text:p>
            <text:p text:style-name="P13"><text:span text:style-name="T18"><text:s text:c="4"/></text:span><text:span text:style-name="T18">Incorrect. The structure of the full element name doesn't follow the pattern:</text:span></text:p>
            <text:p text:style-name="P13"><text:span text:style-name="T18"><text:s text:c="4"/></text:span><text:span text:style-name="T18">`block-name__element-name`</text:span></text:p>
            <text:p text:style-name="P13"><text:span text:style-name="T18">--&gt;</text:span></text:p>
            <text:p text:style-name="P13"><text:span text:style-name="T18">&lt;form class="search-form"&gt;</text:span></text:p>
            <text:p text:style-name="P13"><text:span text:style-name="T18"><text:s text:c="4"/></text:span><text:span text:style-name="T18">&lt;div class="search-form__content"&gt;</text:span></text:p>
            <text:p text:style-name="P13"><text:span text:style-name="T18"><text:s text:c="8"/></text:span><text:span text:style-name="T18">&lt;!-- Recommended: `search-form__input` or `search-form__content-input` --&gt;</text:span></text:p>
            <text:p text:style-name="P13"><text:span text:style-name="T18"><text:s text:c="8"/></text:span><text:span text:style-name="T18">&lt;input class="search-form__content__input"&gt;</text:span></text:p>
            <text:p text:style-name="P13"><text:span text:style-name="T18"><text:s text:c="8"/></text:span><text:span text:style-name="T18">&lt;!-- Recommended: `search-form__button` or `search-form__content-button` --&gt;</text:span></text:p>
            <text:p text:style-name="P13"><text:span text:style-name="T18"><text:s text:c="8"/></text:span><text:span text:style-name="T18">&lt;button class="search-form__content__button"&gt;Search&lt;/button&gt;</text:span></text:p>
            <text:p text:style-name="P13"><text:span text:style-name="T18"><text:s text:c="4"/></text:span><text:span text:style-name="T18">&lt;/div&gt;</text:span></text:p>
            <text:p text:style-name="P13"><text:span text:style-name="T18">&lt;/form&gt;</text:span></text:p>
            <text:p text:style-name="P13"><text:span text:style-name="T15"/></text:p>
            <text:p text:style-name="P13"><text:span text:style-name="T15"/></text:p>
          </draw:text-box>
        </draw:frame>
        <draw:frame draw:name="Google Shape;115;p19" presentation:style-name="pr9" draw:text-style-name="P2" draw:layer="layout" svg:width="1.523cm" svg:height="1.457cm" svg:x="23.184cm" svg:y="17.186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Google Shape;110;g11e1e14f05b_0_5:notes" draw:style-name="gr1" draw:layer="layout" svg:width="12.7cm" svg:height="9.524cm" svg:x="3.176cm" svg:y="1.905cm" draw:page-number="8" presentation:class="page"/>
          <draw:frame draw:name="Google Shape;111;g11e1e14f05b_0_5:notes" presentation:style-name="pr1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lock vs element" draw:style-name="dp1" draw:master-page-name="TITLE_5f_AND_5f_BODY" presentation:presentation-page-layout-name="AL3T1">
        <draw:frame draw:name="Google Shape;120;p20" presentation:style-name="pr8" draw:text-style-name="P4" draw:layer="layout" svg:width="22.859cm" svg:height="2.029cm" svg:x="1.27cm" svg:y="0.975cm" presentation:class="title" presentation:user-transformed="true">
          <draw:text-box>
            <text:p text:style-name="P5"><text:span text:style-name="T4">Block vs element</text:span></text:p>
          </draw:text-box>
        </draw:frame>
        <draw:frame draw:name="Google Shape;121;p20" presentation:style-name="pr12" draw:text-style-name="P15" draw:layer="layout" svg:width="22.859cm" svg:height="13.798cm" svg:x="1.27cm" svg:y="4.445cm" presentation:class="outline" presentation:user-transformed="true">
          <draw:text-box>
            <text:p text:style-name="P13"><text:span text:style-name="T15">Create a block</text:span></text:p>
            <text:p text:style-name="P13"><text:span text:style-name="T19">If a section of code might be reused and it doesn't depend on other page components being implemented.</text:span></text:p>
            <text:p text:style-name="P13"><text:span text:style-name="T19"/></text:p>
            <text:p text:style-name="P13"><text:span text:style-name="T15">Create an element</text:span></text:p>
            <text:p text:style-name="P13"><text:span text:style-name="T19">If a section of code can't be used separately without the parent entity </text:span></text:p>
            <text:p text:style-name="P13"><text:span text:style-name="T20"/></text:p>
            <text:p text:style-name="P13"><text:span text:style-name="T15"/></text:p>
          </draw:text-box>
        </draw:frame>
        <draw:frame draw:name="Google Shape;122;p20" presentation:style-name="pr9" draw:text-style-name="P2" draw:layer="layout" svg:width="1.523cm" svg:height="1.457cm" svg:x="23.184cm" svg:y="17.186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Google Shape;117;g11f11743dc8_0_16:notes" draw:style-name="gr1" draw:layer="layout" svg:width="12.7cm" svg:height="9.524cm" svg:x="3.176cm" svg:y="1.905cm" draw:page-number="9" presentation:class="page"/>
          <draw:frame draw:name="Google Shape;118;g11f11743dc8_0_16:notes" presentation:style-name="pr1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ifier" draw:style-name="dp1" draw:master-page-name="TITLE_5f_AND_5f_BODY" presentation:presentation-page-layout-name="AL3T1">
        <draw:frame draw:name="Google Shape;127;p21" presentation:style-name="pr8" draw:text-style-name="P4" draw:layer="layout" svg:width="22.859cm" svg:height="2.029cm" svg:x="1.27cm" svg:y="0.975cm" presentation:class="title" presentation:user-transformed="true">
          <draw:text-box>
            <text:p text:style-name="P5"><text:span text:style-name="T4">Modifier</text:span></text:p>
          </draw:text-box>
        </draw:frame>
        <draw:frame draw:name="Google Shape;128;p21" presentation:style-name="pr12" draw:text-style-name="P15" draw:layer="layout" svg:width="22.859cm" svg:height="13.798cm" svg:x="1.27cm" svg:y="4.445cm" presentation:class="outline" presentation:user-transformed="true">
          <draw:text-box>
            <text:p text:style-name="P13"><text:span text:style-name="T15">&lt;!-- The `search-form` block has the `focused` Boolean modifier --&gt;</text:span></text:p>
            <text:p text:style-name="P13"><text:span text:style-name="T15">&lt;form class="search-form search-form_focused"&gt;</text:span></text:p>
            <text:p text:style-name="P13"><text:span text:style-name="T15"><text:s text:c="4"/></text:span><text:span text:style-name="T15">&lt;input class="search-form__input"&gt;</text:span></text:p>
            <text:p text:style-name="P13"><text:span text:style-name="T15"/></text:p>
            <text:p text:style-name="P13"><text:span text:style-name="T15"><text:s text:c="4"/></text:span><text:span text:style-name="T15">&lt;!-- The `button` element has the `disabled` Boolean modifier --&gt;</text:span></text:p>
            <text:p text:style-name="P13"><text:span text:style-name="T15"><text:s text:c="4"/></text:span><text:span text:style-name="T15">&lt;button class="search-form__button search-form__button_disabled"&gt;Search&lt;/button&gt;</text:span></text:p>
            <text:p text:style-name="P13"><text:span text:style-name="T15">&lt;/form&gt;</text:span></text:p>
            <text:p text:style-name="P13"><text:span text:style-name="T15"/></text:p>
          </draw:text-box>
        </draw:frame>
        <draw:frame draw:name="Google Shape;129;p21" presentation:style-name="pr9" draw:text-style-name="P2" draw:layer="layout" svg:width="1.523cm" svg:height="1.457cm" svg:x="23.184cm" svg:y="17.186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Google Shape;124;g11f11743dc8_0_24:notes" draw:style-name="gr1" draw:layer="layout" svg:width="12.7cm" svg:height="9.524cm" svg:x="3.176cm" svg:y="1.905cm" draw:page-number="10" presentation:class="page"/>
          <draw:frame draw:name="Google Shape;125;g11f11743dc8_0_24:notes" presentation:style-name="pr1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ypes of modifiers" draw:style-name="dp1" draw:master-page-name="TITLE_5f_AND_5f_BODY" presentation:presentation-page-layout-name="AL3T1">
        <draw:frame draw:name="Google Shape;134;p22" presentation:style-name="pr8" draw:text-style-name="P4" draw:layer="layout" svg:width="22.859cm" svg:height="2.029cm" svg:x="1.27cm" svg:y="0.975cm" presentation:class="title" presentation:user-transformed="true">
          <draw:text-box>
            <text:p text:style-name="P5"><text:span text:style-name="T4">Types of modifiers</text:span></text:p>
          </draw:text-box>
        </draw:frame>
        <draw:frame draw:name="Google Shape;135;p22" presentation:style-name="pr12" draw:text-style-name="P15" draw:layer="layout" svg:width="22.859cm" svg:height="13.798cm" svg:x="1.27cm" svg:y="4.445cm" presentation:class="outline" presentation:user-transformed="true">
          <draw:text-box>
            <text:p text:style-name="P16"><text:span text:style-name="T5">Boolean</text:span></text:p>
            <text:p text:style-name="P17"><text:span text:style-name="T15">&lt;form class="search-form search-form_focused"&gt;</text:span></text:p>
            <text:p text:style-name="P18"><text:span text:style-name="T5">Key-value</text:span></text:p>
            <text:p text:style-name="P17"><text:span text:style-name="T15">&lt;form class="search-form search-form_size_big"&gt;</text:span></text:p>
            <text:p text:style-name="P13"><text:span text:style-name="T15"/></text:p>
            <text:p text:style-name="P13"><text:span text:style-name="T15"/></text:p>
          </draw:text-box>
        </draw:frame>
        <draw:frame draw:name="Google Shape;136;p22" presentation:style-name="pr9" draw:text-style-name="P2" draw:layer="layout" svg:width="1.523cm" svg:height="1.457cm" svg:x="23.184cm" svg:y="17.186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Google Shape;131;g11f11743dc8_0_32:notes" draw:style-name="gr1" draw:layer="layout" svg:width="12.7cm" svg:height="9.524cm" svg:x="3.176cm" svg:y="1.905cm" draw:page-number="11" presentation:class="page"/>
          <draw:frame draw:name="Google Shape;132;g11f11743dc8_0_32:notes" presentation:style-name="pr1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mplate variables" draw:style-name="dp1" draw:master-page-name="TITLE_5f_AND_5f_BODY" presentation:presentation-page-layout-name="AL3T1">
        <draw:frame draw:name="Google Shape;141;p23" presentation:style-name="pr8" draw:text-style-name="P4" draw:layer="layout" svg:width="22.859cm" svg:height="2.029cm" svg:x="1.27cm" svg:y="0.975cm" presentation:class="title" presentation:user-transformed="true">
          <draw:text-box>
            <text:p text:style-name="P5"><text:span text:style-name="T4">Template variables</text:span></text:p>
          </draw:text-box>
        </draw:frame>
        <draw:frame draw:name="Google Shape;142;p23" presentation:style-name="pr12" draw:text-style-name="P15" draw:layer="layout" svg:width="22.859cm" svg:height="13.798cm" svg:x="1.27cm" svg:y="4.521cm" presentation:class="outline" presentation:user-transformed="true">
          <draw:text-box>
            <text:p text:style-name="P13"><text:span text:style-name="T15">Template variables help you use data from one part of a template in another part of the template. </text:span></text:p>
            <text:p text:style-name="P13"><text:span text:style-name="T15"/></text:p>
            <text:p text:style-name="P13"><text:span text:style-name="T15">&lt;input </text:span><text:span text:style-name="T21">#phone </text:span><text:span text:style-name="T15">placeholder="phone number" /&gt;</text:span></text:p>
            <text:p text:style-name="P13"><text:span text:style-name="T15"/></text:p>
            <text:p text:style-name="P13"><text:span text:style-name="T15">&lt;!-- lots of other elements --&gt;</text:span></text:p>
            <text:p text:style-name="P13"><text:span text:style-name="T15"/></text:p>
            <text:p text:style-name="P13"><text:span text:style-name="T15">&lt;!-- phone refers to the input element; pass its `value` to an event handler --&gt;</text:span></text:p>
            <text:p text:style-name="P13"><text:span text:style-name="T15">&lt;button type="button" (click)="callPhone(</text:span><text:span text:style-name="T21">phone.value</text:span><text:span text:style-name="T15">)"&gt;Call&lt;/button&gt;</text:span></text:p>
          </draw:text-box>
        </draw:frame>
        <draw:frame draw:name="Google Shape;143;p23" presentation:style-name="pr9" draw:text-style-name="P2" draw:layer="layout" svg:width="1.523cm" svg:height="1.457cm" svg:x="23.184cm" svg:y="17.186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Google Shape;138;g11f36bc313b_0_6:notes" draw:style-name="gr1" draw:layer="layout" svg:width="12.7cm" svg:height="9.524cm" svg:x="3.176cm" svg:y="1.905cm" draw:page-number="12" presentation:class="page"/>
          <draw:frame draw:name="Google Shape;139;g11f36bc313b_0_6:notes" presentation:style-name="pr2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m and rem " draw:style-name="dp1" draw:master-page-name="TITLE_5f_AND_5f_BODY" presentation:presentation-page-layout-name="AL3T1">
        <draw:frame draw:name="Google Shape;148;p24" presentation:style-name="pr8" draw:text-style-name="P4" draw:layer="layout" svg:width="22.859cm" svg:height="2.029cm" svg:x="1.27cm" svg:y="0.975cm" presentation:class="title" presentation:user-transformed="true">
          <draw:text-box>
            <text:p text:style-name="P5"><text:span text:style-name="T4">em and rem </text:span></text:p>
          </draw:text-box>
        </draw:frame>
        <draw:frame draw:name="Google Shape;149;p24" presentation:style-name="pr12" draw:text-style-name="P15" draw:layer="layout" svg:width="22.859cm" svg:height="13.798cm" svg:x="1.27cm" svg:y="4.445cm" presentation:class="outline" presentation:user-transformed="true">
          <draw:text-box>
            <text:p text:style-name="P13"><text:span text:style-name="T15">em and rem are the two relative lengths </text:span></text:p>
            <text:p text:style-name="P13"><text:span text:style-name="T15"/></text:p>
            <text:p text:style-name="P13"><text:span text:style-name="T15">The em unit means "my parent element's font-size"</text:span></text:p>
            <text:p text:style-name="P13"><text:span text:style-name="T15"/></text:p>
            <text:p text:style-name="P13"><text:span text:style-name="T15">The rem unit means "The root element's font-size".</text:span></text:p>
            <text:p text:style-name="P13"><text:span text:style-name="T15"/></text:p>
            <text:p text:style-name="P13"><text:span text:style-name="T15"/></text:p>
          </draw:text-box>
        </draw:frame>
        <draw:frame draw:name="Google Shape;150;p24" presentation:style-name="pr9" draw:text-style-name="P2" draw:layer="layout" svg:width="1.523cm" svg:height="1.457cm" svg:x="23.184cm" svg:y="17.186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Google Shape;145;g11f36bc313b_0_15:notes" draw:style-name="gr1" draw:layer="layout" svg:width="12.7cm" svg:height="9.524cm" svg:x="3.176cm" svg:y="1.905cm" draw:page-number="13" presentation:class="page"/>
          <draw:frame draw:name="Google Shape;146;g11f36bc313b_0_15:notes" presentation:style-name="pr2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terial icon" draw:style-name="dp1" draw:master-page-name="TITLE_5f_AND_5f_BODY" presentation:presentation-page-layout-name="AL3T1">
        <draw:frame draw:name="Google Shape;155;p25" presentation:style-name="pr8" draw:text-style-name="P4" draw:layer="layout" svg:width="22.859cm" svg:height="2.029cm" svg:x="1.27cm" svg:y="0.975cm" presentation:class="title" presentation:user-transformed="true">
          <draw:text-box>
            <text:p text:style-name="P5"><text:span text:style-name="T4">Material icon</text:span></text:p>
          </draw:text-box>
        </draw:frame>
        <draw:frame draw:name="Google Shape;156;p25" presentation:style-name="pr12" draw:text-style-name="P15" draw:layer="layout" svg:width="22.859cm" svg:height="13.798cm" svg:x="1.27cm" svg:y="4.369cm" presentation:class="outline" presentation:user-transformed="true">
          <draw:text-box>
            <text:p text:style-name="P13"><text:span text:style-name="T22"><text:a xlink:href="https://mui.com/components/material-icons/" xlink:type="simple">https://mui.com/components/material-icons/</text:a></text:span></text:p>
            <text:p text:style-name="P13"><text:span text:style-name="T15"/></text:p>
          </draw:text-box>
        </draw:frame>
        <draw:frame draw:name="Google Shape;157;p25" presentation:style-name="pr9" draw:text-style-name="P2" draw:layer="layout" svg:width="1.523cm" svg:height="1.457cm" svg:x="23.184cm" svg:y="17.186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Google Shape;152;g11f36bc313b_0_25:notes" draw:style-name="gr1" draw:layer="layout" svg:width="12.7cm" svg:height="9.524cm" svg:x="3.176cm" svg:y="1.905cm" draw:page-number="14" presentation:class="page"/>
          <draw:frame draw:name="Google Shape;153;g11f36bc313b_0_25:notes" presentation:style-name="pr2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*ngFor" draw:style-name="dp1" draw:master-page-name="TITLE_5f_AND_5f_BODY" presentation:presentation-page-layout-name="AL3T1">
        <draw:frame draw:name="Google Shape;162;p26" presentation:style-name="pr8" draw:text-style-name="P4" draw:layer="layout" svg:width="22.859cm" svg:height="2.029cm" svg:x="1.27cm" svg:y="0.975cm" presentation:class="title" presentation:user-transformed="true">
          <draw:text-box>
            <text:p text:style-name="P5"><text:span text:style-name="T4">*ngFor</text:span></text:p>
          </draw:text-box>
        </draw:frame>
        <draw:frame draw:name="Google Shape;163;p26" presentation:style-name="pr12" draw:text-style-name="P15" draw:layer="layout" svg:width="22.859cm" svg:height="13.798cm" svg:x="1.27cm" svg:y="4.445cm" presentation:class="outline" presentation:user-transformed="true">
          <draw:text-box>
            <text:p text:style-name="P13"><text:span text:style-name="T22"><text:a xlink:href="https://angular.io/guide/built-in-directives#ngFor" xlink:type="simple">NgFor</text:a></text:span><text:span text:style-name="T15">—repeat a node for each item in a list</text:span></text:p>
            <text:p text:style-name="P13"><text:span text:style-name="T15">&lt;div *</text:span><text:span text:style-name="T22"><text:a xlink:href="https://angular.io/api/common/NgForOf" xlink:type="simple">ngFor</text:a></text:span><text:span text:style-name="T15">="let item of items"&gt;{{item.name}}&lt;/div&gt;</text:span></text:p>
            <text:p text:style-name="P13"><text:span text:style-name="T15"/></text:p>
            <text:p text:style-name="P13"><text:span text:style-name="T15">Getting the index of *</text:span><text:span text:style-name="T22"><text:a xlink:href="https://angular.io/api/common/NgForOf" xlink:type="simple">ngFor</text:a></text:span></text:p>
            <text:p text:style-name="P13"><text:span text:style-name="T15">&lt;div *</text:span><text:span text:style-name="T22"><text:a xlink:href="https://angular.io/api/common/NgForOf" xlink:type="simple">ngFor</text:a></text:span><text:span text:style-name="T15">="let item of items; let i=index"&gt;</text:span></text:p>
            <text:p text:style-name="P13"><text:span text:style-name="T15"/></text:p>
            <text:p text:style-name="P13"><text:span text:style-name="T15">Tracking items with *</text:span><text:span text:style-name="T22"><text:a xlink:href="https://angular.io/api/common/NgForOf" xlink:type="simple">ngFor</text:a></text:span><text:span text:style-name="T15"> trackBy</text:span></text:p>
            <text:p text:style-name="P13"><text:span text:style-name="T15">Angular can change and re-render only those items that have changed, rather than reloading the entire list of items.</text:span></text:p>
            <text:p text:style-name="P13"><text:span text:style-name="T15"/></text:p>
            <text:p text:style-name="P13"><text:span text:style-name="T15"/></text:p>
          </draw:text-box>
        </draw:frame>
        <draw:frame draw:name="Google Shape;164;p26" presentation:style-name="pr9" draw:text-style-name="P2" draw:layer="layout" svg:width="1.523cm" svg:height="1.457cm" svg:x="23.184cm" svg:y="17.186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Google Shape;159;g11f36bc313b_0_32:notes" draw:style-name="gr1" draw:layer="layout" svg:width="12.7cm" svg:height="9.524cm" svg:x="3.176cm" svg:y="1.905cm" draw:page-number="15" presentation:class="page"/>
          <draw:frame draw:name="Google Shape;160;g11f36bc313b_0_32:notes" presentation:style-name="pr2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ASS Operators" draw:style-name="dp1" draw:master-page-name="TITLE_5f_AND_5f_BODY" presentation:presentation-page-layout-name="AL3T1">
        <draw:frame draw:name="Google Shape;169;p27" presentation:style-name="pr8" draw:text-style-name="P4" draw:layer="layout" svg:width="22.859cm" svg:height="2.029cm" svg:x="1.27cm" svg:y="0.975cm" presentation:class="title" presentation:user-transformed="true">
          <draw:text-box>
            <text:p text:style-name="P5"><text:span text:style-name="T4">SASS Operators</text:span></text:p>
          </draw:text-box>
        </draw:frame>
        <draw:frame draw:name="Google Shape;170;p27" presentation:style-name="pr12" draw:text-style-name="P15" draw:layer="layout" svg:width="22.859cm" svg:height="13.798cm" svg:x="1.27cm" svg:y="4.445cm" presentation:class="outline" presentation:user-transformed="true">
          <draw:text-box>
            <text:p text:style-name="P13"><text:span text:style-name="T15">Sass supports a handful of useful operators for working with different values.</text:span></text:p>
            <text:p text:style-name="P13"><text:span text:style-name="T15"/></text:p>
            <text:p text:style-name="P13"><text:span text:style-name="T22"><text:a xlink:href="https://sass-lang.com/documentation/operators" xlink:type="simple">https://sass-lang.com/documentation/operators</text:a></text:span></text:p>
            <text:p text:style-name="P13"><text:span text:style-name="T15"/></text:p>
          </draw:text-box>
        </draw:frame>
        <draw:frame draw:name="Google Shape;171;p27" presentation:style-name="pr9" draw:text-style-name="P2" draw:layer="layout" svg:width="1.523cm" svg:height="1.457cm" svg:x="23.184cm" svg:y="17.186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Google Shape;166;g11f36bc313b_0_44:notes" draw:style-name="gr1" draw:layer="layout" svg:width="12.7cm" svg:height="9.524cm" svg:x="3.176cm" svg:y="1.905cm" draw:page-number="16" presentation:class="page"/>
          <draw:frame draw:name="Google Shape;167;g11f36bc313b_0_44:notes" presentation:style-name="pr2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W" draw:style-name="dp1" draw:master-page-name="TITLE_5f_AND_5f_BODY" presentation:presentation-page-layout-name="AL3T1">
        <draw:frame draw:name="Google Shape;176;p28" presentation:style-name="pr8" draw:text-style-name="P4" draw:layer="layout" svg:width="22.859cm" svg:height="2.029cm" svg:x="1.27cm" svg:y="0.975cm" presentation:class="title" presentation:user-transformed="true">
          <draw:text-box>
            <text:p text:style-name="P5"><text:span text:style-name="T4">HW</text:span></text:p>
          </draw:text-box>
        </draw:frame>
        <draw:frame draw:name="Google Shape;177;p28" presentation:style-name="pr12" draw:text-style-name="P15" draw:layer="layout" svg:width="22.859cm" svg:height="13.798cm" svg:x="1.27cm" svg:y="4.445cm" presentation:class="outline" presentation:user-transformed="true">
          <draw:text-box>
            <text:p text:style-name="P13"><text:span text:style-name="T15">1. Header</text:span></text:p>
            <text:p text:style-name="P13"><text:span text:style-name="T15">2. Footer</text:span></text:p>
            <text:p text:style-name="P13"><text:span text:style-name="T15">3. Main page</text:span></text:p>
            <text:p text:style-name="P13"><text:span text:style-name="T15">4. Login page</text:span></text:p>
            <text:p text:style-name="P13"><text:span text:style-name="T15">5. Backlog work</text:span></text:p>
          </draw:text-box>
        </draw:frame>
        <draw:frame draw:name="Google Shape;178;p28" presentation:style-name="pr9" draw:text-style-name="P2" draw:layer="layout" svg:width="1.523cm" svg:height="1.457cm" svg:x="23.184cm" svg:y="17.186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Google Shape;173;g120d365aa0a_0_4:notes" draw:style-name="gr1" draw:layer="layout" svg:width="12.7cm" svg:height="9.524cm" svg:x="3.176cm" svg:y="1.905cm" draw:page-number="17" presentation:class="page"/>
          <draw:frame draw:name="Google Shape;174;g120d365aa0a_0_4:notes" presentation:style-name="pr2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CUSTOM">
        <draw:frame draw:name="Google Shape;183;p29" presentation:style-name="pr26" draw:text-style-name="P2" draw:layer="layout" svg:width="1.523cm" svg:height="1.457cm" svg:x="23.769cm" svg:y="17.592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Google Shape;180;g12ff0d541f_0_2:notes" draw:style-name="gr1" draw:layer="layout" svg:width="12.7cm" svg:height="9.524cm" svg:x="3.176cm" svg:y="1.905cm" draw:page-number="18" presentation:class="page"/>
          <draw:frame draw:name="Google Shape;181;g12ff0d541f_0_2:notes" presentation:style-name="pr2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Georgia" svg:font-family="Georgia"/>
    <style:font-face style:name="Open Sans" svg:font-family="'Open Sans'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-background" style:family="presentation">
      <style:graphic-properties draw:stroke="none" draw:fill="solid" draw:fill-color="#ffffff"/>
      <style:text-properties style:letter-kerning="true"/>
    </style:style>
    <style:style style:name="CUST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-outline1" style:family="presentation">
      <style:graphic-properties draw:stroke="none" draw:fill="none" draw:auto-grow-height="false" draw:fit-to-size="shrink-to-fit" style:shrink-to-fit="true">
        <text:list-style style:name="CUST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-outline2" style:family="presentation" style:parent-style-name="CUSTOM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3" style:family="presentation" style:parent-style-name="CUSTOM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4" style:family="presentation" style:parent-style-name="CUSTOM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5" style:family="presentation" style:parent-style-name="CUSTOM-outline4">
      <style:paragraph-properties fo:margin-top="0.1cm" fo:margin-bottom="0cm"/>
      <style:text-properties fo:font-size="20pt" style:font-size-asian="20pt" style:font-size-complex="20pt"/>
    </style:style>
    <style:style style:name="CUSTOM-outline6" style:family="presentation" style:parent-style-name="CUSTOM-outline5">
      <style:paragraph-properties fo:margin-top="0.1cm" fo:margin-bottom="0cm"/>
      <style:text-properties fo:font-size="20pt" style:font-size-asian="20pt" style:font-size-complex="20pt"/>
    </style:style>
    <style:style style:name="CUSTOM-outline7" style:family="presentation" style:parent-style-name="CUSTOM-outline6">
      <style:paragraph-properties fo:margin-top="0.1cm" fo:margin-bottom="0cm"/>
      <style:text-properties fo:font-size="20pt" style:font-size-asian="20pt" style:font-size-complex="20pt"/>
    </style:style>
    <style:style style:name="CUSTOM-outline8" style:family="presentation" style:parent-style-name="CUSTOM-outline7">
      <style:paragraph-properties fo:margin-top="0.1cm" fo:margin-bottom="0cm"/>
      <style:text-properties fo:font-size="20pt" style:font-size-asian="20pt" style:font-size-complex="20pt"/>
    </style:style>
    <style:style style:name="CUSTOM-outline9" style:family="presentation" style:parent-style-name="CUSTOM-outline8">
      <style:paragraph-properties fo:margin-top="0.1cm" fo:margin-bottom="0cm"/>
      <style:text-properties fo:font-size="20pt" style:font-size-asian="20pt" style:font-size-complex="20pt"/>
    </style:style>
    <style:style style:name="CUSTOM-subtitle" style:family="presentation">
      <style:graphic-properties draw:stroke="none" draw:fill="none" draw:textarea-vertical-align="middle">
        <text:list-style style:name="CUST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-title" style:family="presentation">
      <style:graphic-properties draw:stroke="none" draw:fill="none" draw:textarea-vertical-align="middle">
        <text:list-style style:name="CUST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276fa0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Mpr5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Mpr8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CUSTOM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Mpr11" style:family="presentation" style:parent-style-name="CUSTOM-backgroundobjects">
      <style:graphic-properties draw:stroke="none" draw:fill="none" draw:fill-color="#ffffff" draw:auto-grow-height="false" fo:min-height="1.27cm"/>
    </style:style>
    <style:style style:name="Mpr12" style:family="presentation" style:parent-style-name="CUSTOM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76fa0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2388db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MT2" style:family="text">
      <style:text-properties fo:font-variant="normal" fo:text-transform="none" fo:color="#999999" style:text-line-through-style="none" style:text-line-through-type="none" style:text-position="0% 100%" style:font-name="Open Sans" fo:font-size="12pt" fo:letter-spacing="normal" fo:font-style="normal" style:text-underline-style="none" fo:font-weight="normal"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8.058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1;p2" presentation:style-name="TITLE-title" draw:layer="backgroundobjects" svg:width="21.589cm" svg:height="1.939cm" svg:x="1.905cm" svg:y="10.377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457cm" svg:x="23.769cm" svg:y="17.592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draw:name="Google Shape;14;p2" draw:style-name="Mgr4" draw:text-style-name="MP8" draw:layer="backgroundobjects" svg:width="13.046cm" svg:height="3.961cm" svg:x="6.176cm" svg:y="2.308cm">
        <draw:image xlink:href="Pictures/10000201000002E5000000E1E84115E4085D7B52.png" xlink:type="simple" xlink:show="embed" xlink:actuate="onLoad">
          <text:p/>
        </draw:image>
      </draw:frame>
      <draw:frame presentation:style-name="TITL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1">
      <draw:frame draw:name="Google Shape;29;p5" presentation:style-name="TITLE_5f_ONLY-title" draw:layer="backgroundobjects" svg:width="22.859cm" svg:height="2.241cm" svg:x="1.27cm" svg:y="0.763cm" presentation:class="title" presentation:placeholder="true" presentation:user-transformed="true">
        <draw:text-box/>
      </draw:frame>
      <draw:frame draw:name="Google Shape;30;p5" presentation:style-name="Mpr4" draw:text-style-name="MP7" draw:layer="backgroundobjects" svg:width="1.523cm" svg:height="1.457cm" svg:x="23.346cm" svg:y="17.38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custom-shape draw:name="Google Shape;31;p5" draw:style-name="Mgr5" draw:text-style-name="MP10" draw:layer="backgroundobjects" svg:width="8.729cm" svg:height="0.969cm" svg:x="8.335cm" svg:y="17.564cm">
        <text:p text:style-name="MP9"><text:span text:style-name="MT2">Confidential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2;p5" draw:style-name="Mgr4" draw:text-style-name="MP8" draw:layer="backgroundobjects" svg:width="3.492cm" svg:height="1.057cm" svg:x="1.27cm" svg:y="17.597cm">
        <draw:image xlink:href="Pictures/1000020100000084000000285C0A072EE6DD8A14.png" xlink:type="simple" xlink:show="embed" xlink:actuate="onLoad">
          <text:p/>
        </draw:image>
      </draw:frame>
      <draw:frame presentation:style-name="TITLE_5f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2.699cm" svg:height="9.524cm" svg:x="3.175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6;p3" presentation:style-name="TITLE_5f_AND_5f_BODY-title" draw:layer="backgroundobjects" svg:width="22.859cm" svg:height="2.029cm" svg:x="1.27cm" svg:y="0.975cm" presentation:class="title" presentation:placeholder="true" presentation:user-transformed="true">
        <draw:text-box/>
      </draw:frame>
      <draw:frame draw:name="Google Shape;17;p3" presentation:style-name="TITLE_5f_AND_5f_BODY-outline1" draw:layer="backgroundobjects" svg:width="22.859cm" svg:height="13.798cm" svg:x="1.27cm" svg:y="4.445cm" presentation:class="outline" presentation:placeholder="true" presentation:user-transformed="true">
        <draw:text-box/>
      </draw:frame>
      <draw:frame draw:name="Google Shape;18;p3" presentation:style-name="Mpr7" draw:text-style-name="MP7" draw:layer="backgroundobjects" svg:width="1.523cm" svg:height="1.457cm" svg:x="23.184cm" svg:y="17.186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custom-shape draw:name="Google Shape;19;p3" draw:style-name="Mgr5" draw:text-style-name="MP10" draw:layer="backgroundobjects" svg:width="8.729cm" svg:height="0.969cm" svg:x="8.335cm" svg:y="17.564cm">
        <text:p text:style-name="MP9"><text:span text:style-name="MT2">Confidential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0;p3" draw:style-name="Mgr4" draw:text-style-name="MP8" draw:layer="backgroundobjects" svg:width="3.492cm" svg:height="1.057cm" svg:x="1.27cm" svg:y="17.597cm">
        <draw:image xlink:href="Pictures/1000020100000084000000285C0A072EE6DD8A14.png" xlink:type="simple" xlink:show="embed" xlink:actuate="onLoad">
          <text:p/>
        </draw:image>
      </draw:frame>
      <presentation:notes style:page-layout-name="PM2">
        <draw:page-thumbnail presentation:style-name="TITLE_5f_AND_5f_BODY-title" draw:layer="backgroundobjects" svg:width="12.699cm" svg:height="9.524cm" svg:x="3.175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" style:page-layout-name="PM1" draw:style-name="Mdp1">
      <draw:frame draw:name="Google Shape;57;p11" presentation:style-name="Mpr10" draw:text-style-name="MP7" draw:layer="backgroundobjects" svg:width="1.523cm" svg:height="1.457cm" svg:x="23.769cm" svg:y="17.592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draw:name="Google Shape;58;p11" draw:style-name="Mgr4" draw:text-style-name="MP8" draw:layer="backgroundobjects" svg:width="11.694cm" svg:height="3.862cm" svg:x="6.853cm" svg:y="7.594cm">
        <draw:image xlink:href="Pictures/10000000000001BA00000092CD81AF38264D8280.jpg" xlink:type="simple" xlink:show="embed" xlink:actuate="onLoad">
          <text:p/>
        </draw:image>
      </draw:frame>
      <presentation:notes style:page-layout-name="PM2">
        <draw:page-thumbnail presentation:style-name="CUSTOM-title" draw:layer="backgroundobjects" svg:width="12.699cm" svg:height="9.524cm" svg:x="3.175cm" svg:y="1.93cm" presentation:class="page"/>
        <draw:frame presentation:style-name="CUSTOM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40"/>
    <meta:generator>LibreOfficeDev/6.0.5.2$Linux_X86_64 LibreOffice_project/</meta:generator>
  </office:meta>
</office:document-meta>
</file>